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 fo:line-height="100%"/>
      <style:text-properties fo:font-weight="bold" style:font-weight-asian="bold" style:font-weight-complex="bold" fo:font-size="10pt" style:font-size-asian="10pt" style:font-size-complex="10pt"/>
    </style:style>
    <style:style style:name="P2" style:parent-style-name="Normal" style:family="paragraph">
      <style:paragraph-properties fo:line-height="100%"/>
      <style:text-properties fo:font-size="10pt" style:font-size-asian="10pt" style:font-size-complex="10pt"/>
    </style:style>
    <style:style style:name="P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4" style:parent-style-name="Normal" style:family="paragraph">
      <style:paragraph-properties fo:margin-bottom="0in" fo:line-height="100%"/>
    </style:style>
    <style:style style:name="T5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7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line-height="100%"/>
    </style:style>
    <style:style style:name="T9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10" style:parent-style-name="Normal" style:family="paragraph">
      <style:paragraph-properties fo:line-height="100%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1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7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0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3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24" style:parent-style-name="Normal" style:family="paragraph">
      <style:paragraph-properties fo:line-height="100%"/>
    </style:style>
    <style:style style:name="T25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29" style:parent-style-name="Normal" style:family="paragraph">
      <style:paragraph-properties fo:line-height="100%"/>
    </style:style>
    <style:style style:name="T30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1" style:parent-style-name="Normal" style:family="paragraph">
      <style:paragraph-properties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33" style:parent-style-name="Normal" style:family="paragraph">
      <style:paragraph-properties fo:line-height="100%"/>
    </style:style>
    <style:style style:name="T34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5" style:parent-style-name="Normal" style:family="paragraph">
      <style:paragraph-properties fo:line-height="100%"/>
    </style:style>
    <style:style style:name="T3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7" style:parent-style-name="Normal" style:family="paragraph">
      <style:paragraph-properties fo:line-height="100%"/>
    </style:style>
    <style:style style:name="T3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9" style:parent-style-name="Normal" style:family="paragraph">
      <style:paragraph-properties fo:line-height="100%"/>
      <style:text-properties fo:font-size="10pt" style:font-size-asian="10pt" style:font-size-complex="10pt"/>
    </style:style>
    <style:style style:name="P40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41" style:parent-style-name="Normal" style:family="paragraph">
      <style:paragraph-properties fo:line-height="100%"/>
    </style:style>
    <style:style style:name="T42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3" style:parent-style-name="Normal" style:family="paragraph">
      <style:paragraph-properties fo:line-height="100%"/>
    </style:style>
    <style:style style:name="T44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48" style:parent-style-name="Normal" style:family="paragraph">
      <style:paragraph-properties fo:line-height="100%"/>
    </style:style>
    <style:style style:name="T49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50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1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2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3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4" style:parent-style-name="Normal" style:family="paragraph">
      <style:paragraph-properties fo:line-height="100%"/>
    </style:style>
    <style:style style:name="T55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56" style:parent-style-name="Normal" style:family="paragraph">
      <style:paragraph-properties fo:line-height="100%"/>
    </style:style>
    <style:style style:name="T57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58" style:parent-style-name="Normal" style:family="paragraph">
      <style:paragraph-properties fo:line-height="100%"/>
    </style:style>
    <style:style style:name="T59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60" style:parent-style-name="Normal" style:family="paragraph">
      <style:paragraph-properties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62" style:parent-style-name="Normal" style:family="paragraph">
      <style:paragraph-properties fo:line-height="100%"/>
    </style:style>
    <style:style style:name="T63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64" style:parent-style-name="Normal" style:family="paragraph">
      <style:paragraph-properties fo:line-height="100%"/>
    </style:style>
    <style:style style:name="T65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T6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67" style:parent-style-name="Normal" style:family="paragraph">
      <style:paragraph-properties fo:line-height="100%"/>
    </style:style>
    <style:style style:name="T6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69" style:parent-style-name="Normal" style:family="paragraph">
      <style:paragraph-properties fo:line-height="100%"/>
      <style:text-properties style:font-name-asian="Times New Roman" style:font-name-complex="Calibri" fo:font-size="10pt" style:font-size-asian="10pt" style:font-size-complex="10pt"/>
    </style:style>
    <style:style style:name="P70" style:parent-style-name="Normal" style:family="paragraph">
      <style:paragraph-properties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72" style:parent-style-name="Normal" style:family="paragraph">
      <style:paragraph-properties fo:line-height="100%"/>
    </style:style>
    <style:style style:name="T73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4" style:parent-style-name="Normal" style:family="paragraph">
      <style:paragraph-properties fo:line-height="100%"/>
    </style:style>
    <style:style style:name="T75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80" style:parent-style-name="Normal" style:family="paragraph">
      <style:paragraph-properties fo:margin-top="0.1666in" fo:margin-bottom="0in" fo:line-height="100%"/>
    </style:style>
    <style:style style:name="T81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82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4" style:parent-style-name="Normal" style:family="paragraph">
      <style:paragraph-properties fo:line-height="100%"/>
      <style:text-properties fo:font-size="10pt" style:font-size-asian="10pt" style:font-size-complex="10pt"/>
    </style:style>
  </office:automatic-styles>
  <office:body>
    <office:text text:use-soft-page-breaks="true">
      <text:p text:style-name="P1">Group#1:</text:p>
      <text:p text:style-name="P2">Bessou Kpeglo,Atsoupe E.</text:p>
      <text:p text:style-name="P3">Cattell, Kristin L.</text:p>
      <text:p text:style-name="P4"><text:a xlink:href="https://ssb.uncg.edu/pls/prod/bwlkosad.P_FacSelectAtypView?xyz=MTI2NjE1OQ==" office:target-frame-name="_top" xlink:show="replace"><text:span text:style-name="T5">Nguyen, Anne D.</text:span></text:a></text:p>
      <text:p text:style-name="P6"/>
      <text:p text:style-name="P7">Group#2:</text:p>
      <text:p text:style-name="P8"><text:a xlink:href="https://ssb.uncg.edu/pls/prod/bwlkosad.P_FacSelectAtypView?xyz=MTM2OTM0NA==" office:target-frame-name="_top" xlink:show="replace"><text:span text:style-name="T9">Afzal, Danial</text:span></text:a></text:p>
      <text:p text:style-name="P10"><text:span text:style-name="T11">Kaendler, Johannes</text:span></text:p>
      <text:p text:style-name="P12"><text:a xlink:href="https://ssb.uncg.edu/pls/prod/bwlkosad.P_FacSelectAtypView?xyz=MTI5MTUyNA==" office:target-frame-name="_top" xlink:show="replace"><text:span text:style-name="T13">Pressinger, Gene C.</text:span></text:a></text:p>
      <text:p text:style-name="P14"/>
      <text:p text:style-name="P15">Zia, Usman</text:p>
      <text:p text:style-name="P16"/>
      <text:p text:style-name="P17">Group #3:</text:p>
      <text:p text:style-name="P18"><text:a xlink:href="https://ssb.uncg.edu/pls/prod/bwlkosad.P_FacSelectAtypView?xyz=MTI5MzYwNw==" office:target-frame-name="_top" xlink:show="replace"><text:span text:style-name="T19">Johnjulio, Fox K.</text:span></text:a></text:p>
      <text:p text:style-name="P20"/>
      <text:p text:style-name="P21"><text:a xlink:href="https://ssb.uncg.edu/pls/prod/bwlkosad.P_FacSelectAtypView?xyz=MTM0MzgyMA==" office:target-frame-name="_top" xlink:show="replace"><text:span text:style-name="T22">Li, Tianding</text:span></text:a></text:p>
      <text:p text:style-name="P23"/>
      <text:p text:style-name="P24"><text:a xlink:href="https://ssb.uncg.edu/pls/prod/bwlkosad.P_FacSelectAtypView?xyz=MTM3OTI2Mw==" office:target-frame-name="_top" xlink:show="replace"><text:span text:style-name="T25">Okamura, Theodore M.</text:span></text:a></text:p>
      <text:p text:style-name="P26"><text:a xlink:href="https://ssb.uncg.edu/pls/prod/bwlkosad.P_FacSelectAtypView?xyz=MTM1Nzk0MA==" office:target-frame-name="_top" xlink:show="replace"><text:span text:style-name="T27">Roberts, Logan C.</text:span></text:a></text:p>
      <text:p text:style-name="P28"/>
      <text:p text:style-name="P29"><text:a xlink:href="https://ssb.uncg.edu/pls/prod/bwlkosad.P_FacSelectAtypView?xyz=MTM0MzcxNw==" office:target-frame-name="_top" xlink:show="replace"><text:span text:style-name="T30">Wesley, Alexander</text:span></text:a></text:p>
      <text:p text:style-name="P31"/>
      <text:p text:style-name="P32">Group#4:</text:p>
      <text:p text:style-name="P33"><text:a xlink:href="https://ssb.uncg.edu/pls/prod/bwlkosad.P_FacSelectAtypView?xyz=MTMzNzkzNw==" office:target-frame-name="_top" xlink:show="replace"><text:span text:style-name="T34">Riggins, Tyler</text:span></text:a></text:p>
      <text:p text:style-name="P35"><text:a xlink:href="https://ssb.uncg.edu/pls/prod/bwlkosad.P_FacSelectAtypView?xyz=MTMyMTczNA==" office:target-frame-name="_top" xlink:show="replace"><text:span text:style-name="T36">Tosun, Senih</text:span></text:a></text:p>
      <text:p text:style-name="P37"><text:a xlink:href="https://ssb.uncg.edu/pls/prod/bwlkosad.P_FacSelectAtypView?xyz=MTIzNTQ3Nw==" office:target-frame-name="_top" xlink:show="replace"><text:span text:style-name="T38">Williams, Greyson H.</text:span></text:a></text:p>
      <text:p text:style-name="P39"/>
      <text:p text:style-name="P40">Group#5:</text:p>
      <text:p text:style-name="P41"><text:a xlink:href="https://ssb.uncg.edu/pls/prod/bwlkosad.P_FacSelectAtypView?xyz=MTM2NzE4OQ==" office:target-frame-name="_top" xlink:show="replace"><text:span text:style-name="T42">Alvarado, Kenneth B.</text:span></text:a></text:p>
      <text:p text:style-name="P43"><text:a xlink:href="https://ssb.uncg.edu/pls/prod/bwlkosad.P_FacSelectAtypView?xyz=MTM5MDk5OA==" office:target-frame-name="_top" xlink:show="replace"><text:span text:style-name="T44">Bruce, Duncan</text:span></text:a></text:p>
      <text:p text:style-name="P45"><text:a xlink:href="https://ssb.uncg.edu/pls/prod/bwlkosad.P_FacSelectAtypView?xyz=MTM5OTg5Mg==" office:target-frame-name="_top" xlink:show="replace"><text:span text:style-name="T46">Norment, Duncan M.</text:span></text:a></text:p>
      <text:p text:style-name="P47"/>
      <text:p text:style-name="P48"><text:a xlink:href="https://ssb.uncg.edu/pls/prod/bwlkosad.P_FacSelectAtypView?xyz=MTQ0MjYwOA==" office:target-frame-name="_top" xlink:show="replace"><text:span text:style-name="T49">Prudhomme, Max</text:span></text:a></text:p>
      <text:p text:style-name="P50"/>
      <text:p text:style-name="P51"/>
      <text:p text:style-name="P52"/>
      <text:soft-page-break/>
      <text:p text:style-name="P53">Group#6:</text:p>
      <text:p text:style-name="P54"><text:a xlink:href="https://ssb.uncg.edu/pls/prod/bwlkosad.P_FacSelectAtypView?xyz=MTQxMTExOA==" office:target-frame-name="_top" xlink:show="replace"><text:span text:style-name="T55">Annem, Sony</text:span></text:a></text:p>
      <text:p text:style-name="P56"><text:a xlink:href="https://ssb.uncg.edu/pls/prod/bwlkosad.P_FacSelectAtypView?xyz=MTQ0MjQ3OA==" office:target-frame-name="_top" xlink:show="replace"><text:span text:style-name="T57">Devireddy, Keerthi</text:span></text:a></text:p>
      <text:p text:style-name="P58"><text:a xlink:href="https://ssb.uncg.edu/pls/prod/bwlkosad.P_FacSelectAtypView?xyz=MTQ0MzI0NQ==" office:target-frame-name="_top" xlink:show="replace"><text:span text:style-name="T59">Kottam, Supriya</text:span></text:a></text:p>
      <text:p text:style-name="P60"/>
      <text:p text:style-name="P61">Group#7:</text:p>
      <text:p text:style-name="P62"><text:a xlink:href="https://ssb.uncg.edu/pls/prod/bwlkosad.P_FacSelectAtypView?xyz=MTMwODYxMA==" office:target-frame-name="_top" xlink:show="replace"><text:span text:style-name="T63">Harper, William M.</text:span></text:a></text:p>
      <text:p text:style-name="P64"><text:a xlink:href="https://ssb.uncg.edu/pls/prod/bwlkosad.P_FacSelectAtypView?xyz=MTI5ODA4MA==" office:target-frame-name="_top" xlink:show="replace"><text:span text:style-name="T65">Keser, Ege</text:span></text:a><text:span text:style-name="T66"> </text:span></text:p>
      <text:p text:style-name="P67"><text:a xlink:href="https://ssb.uncg.edu/pls/prod/bwlkosad.P_FacSelectAtypView?xyz=MTI2MjM4MQ==" office:target-frame-name="_top" xlink:show="replace"><text:span text:style-name="T68">Van Es, Andrew J.</text:span></text:a></text:p>
      <text:p text:style-name="P69">Godbole, Leena N.</text:p>
      <text:p text:style-name="P70"/>
      <text:p text:style-name="P71">Group#8:</text:p>
      <text:p text:style-name="P72"><text:a xlink:href="https://ssb.uncg.edu/pls/prod/bwlkosad.P_FacSelectAtypView?xyz=MTE5NzI0MQ==" office:target-frame-name="_top" xlink:show="replace"><text:span text:style-name="T73">Carter, Jesse E.</text:span></text:a></text:p>
      <text:p text:style-name="P74"><text:a xlink:href="https://ssb.uncg.edu/pls/prod/bwlkosad.P_FacSelectAtypView?xyz=MTMzMDUwMA==" office:target-frame-name="_top" xlink:show="replace"><text:span text:style-name="T75">Harris, Collin G.</text:span></text:a></text:p>
      <text:p text:style-name="P76"><text:a xlink:href="https://ssb.uncg.edu/pls/prod/bwlkosad.P_FacSelectAtypView?xyz=MTI3ODk4NA==" office:target-frame-name="_top" xlink:show="replace"><text:span text:style-name="T77">Macias, Emanuel C.</text:span></text:a></text:p>
      <text:p text:style-name="P78"/>
      <text:p text:style-name="P79">Hariguruprasad,Sumithra</text:p>
      <text:p text:style-name="P80"><text:a xlink:href="https://ssb.uncg.edu/pls/prod/bwlkosad.P_FacSelectAtypView?xyz=MTI3ODk4NA==" office:target-frame-name="_top" xlink:show="replace"><text:span text:style-name="T81">Macias, Emanuel C.</text:span></text:a></text:p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ianqian Tong</meta:initial-creator>
    <dc:creator>Tong, Qianqian</dc:creator>
    <meta:creation-date>2023-08-24T14:42:00Z</meta:creation-date>
    <dc:date>2023-09-09T20:40:00Z</dc:date>
    <meta:template xlink:href="Normal.dotm" xlink:type="simple"/>
    <meta:editing-cycles>3</meta:editing-cycles>
    <meta:editing-duration>PT1320S</meta:editing-duration>
    <meta:document-statistic meta:page-count="2" meta:paragraph-count="5" meta:word-count="445" meta:character-count="2978" meta:row-count="21" meta:non-whitespace-character-count="2538"/>
  </office:meta>
</office:document-meta>
</file>